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8ba" officeooo:paragraph-rsid="0014a8ba"/>
    </style:style>
    <style:style style:name="P2" style:family="paragraph" style:parent-style-name="Standard" style:list-style-name="L1">
      <style:text-properties officeooo:rsid="0014a8ba" officeooo:paragraph-rsid="0014a8ba"/>
    </style:style>
    <style:style style:name="P3" style:family="paragraph" style:parent-style-name="Standard" style:list-style-name="L1">
      <style:text-properties officeooo:rsid="001578a3" officeooo:paragraph-rsid="001578a3"/>
    </style:style>
    <style:style style:name="T1" style:family="text">
      <style:text-properties officeooo:rsid="001578a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ow to start editing the manuscript of the handbook</text:h>
      <text:p text:style-name="P1">This instructions are valid for Windows, Mac and Linux.</text:p>
      <text:p text:style-name="P1"/>
      <text:list text:style-name="L1">
        <text:list-item>
          <text:p text:style-name="P2">Install R and RStudio desktop, unless they are already installed. See <text:a xlink:type="simple" xlink:href="https://posit.co/download/rstudio-desktop/" text:style-name="Internet_20_link" text:visited-style-name="Visited_20_Internet_20_Link">https://posit.co/download/rstudio-desktop/</text:a> or your IT service installation service. It is preferable to install a recent version, the most recent if possible, and very likely that your IT service has automated this.</text:p>
        </text:list-item>
        <text:list-item>
          <text:p text:style-name="P2">Install Quarto CLI from: <text:a xlink:type="simple" xlink:href="https://quarto.org/docs/get-started/" text:style-name="Internet_20_link" text:visited-style-name="Visited_20_Internet_20_Link">https://quarto.org/docs/get-started/</text:a></text:p>
          <text:p text:style-name="P2">This is a relatively new program, and not necessarily yet in your university’s standard configuration. If you lack the rights needed to install it, you may need help from your IT services.</text:p>
        </text:list-item>
        <text:list-item>
          <text:p text:style-name="P2">To be able to produce PDF output you will need TeX and LaTeX. Under Windows, MikTeX works well. This is likely to be a “normal” install as it is used by many in Maths, Physics, and humanities. (This install is not needed to edit the manuscript or generate its website-like version.<text:span text:style-name="T1">)</text:span></text:p>
        </text:list-item>
        <text:list-item>
          <text:p text:style-name="P3">You will also need to install <text:span text:style-name="T2">git, </text:span><text:span text:style-name="T3">from </text:span><text:a xlink:type="simple" xlink:href="https://git-scm.com/" text:style-name="Internet_20_link" text:visited-style-name="Visited_20_Internet_20_Link"><text:span text:style-name="T3">https://git-scm.com/</text:span></text:a><text:span text:style-name="T3"> or from IT services install site or under Linux from your distribution’s repository.</text:span></text:p>
        </text:list-item>
        <text:list-item>
          <text:p text:style-name="P3"><text:span text:style-name="T3">With this software installed, open RStudio.</text:span></text:p>
        </text:list-item>
        <text:list-item>
          <text:p text:style-name="P3"><text:span text:style-name="T3">We need to check that RStudio can find </text:span><text:span text:style-name="T2">git</text:span><text:span text:style-name="T3"> before the next step.</text:span></text:p>
        </text:list-item>
        <text:list-item>
          <text:p text:style-name="P3"><text:span text:style-name="T3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a8b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edro J. Aphalo</meta:initial-creator>
    <meta:creation-date>2024-08-08T17:33:19.088000000</meta:creation-date>
    <dc:date>2024-08-08T19:26:09.175000000</dc:date>
    <dc:creator>Pedro J. Aphalo</dc:creator>
    <meta:editing-duration>PT1H30M10S</meta:editing-duration>
    <meta:editing-cycles>1</meta:editing-cycles>
    <meta:document-statistic meta:table-count="0" meta:image-count="0" meta:object-count="0" meta:page-count="1" meta:paragraph-count="10" meta:word-count="195" meta:character-count="1188" meta:non-whitespace-character-count="1009"/>
    <meta:generator>LibreOffice/24.2.3.2$Windows_X86_64 LibreOffice_project/433d9c2ded56988e8a90e6b2e771ee4e6a5ab2ba</meta:generator>
  </office:meta>
</office:document-meta>
</file>